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 Your game has been autosaved!</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Your game has been autosaved, for your convenience.</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table:number-columns-repeated="3"/>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f you don't tell anyone about this, you can have some of my food, too. It'll be our little secret.</text:p>
          </table:table-cell>
          <table:table-cell table:style-name="ce19" table:number-columns-repeated="1019"/>
        </table:table-row>
        <table:table-row table:style-name="ro1">
          <table:table-cell office:value-type="string" calcext:value-type="string">
            <text:p>hungryBoy3</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Yer game has been otto-saved!</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much higher crime rat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 My game has been autosaved.</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desc</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Pass</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 My game was still autosaved though.</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6">00/00/0000</text:date>, <text:time style:data-style-name="N2" text:time-value="19:58:49.7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2-26T20:05:38.988000000</dc:date>
    <meta:editing-duration>P147DT20H14M41S</meta:editing-duration>
    <meta:editing-cycles>1671</meta:editing-cycles>
    <meta:document-statistic meta:table-count="1" meta:cell-count="8145" meta:object-count="0"/>
  </office:meta>
</office:document-meta>
</file>